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5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99pt solid #000000"/>
    </style:style>
    <style:style style:name="ce3" style:family="table-cell" style:parent-style-name="Default">
      <style:table-cell-properties fo:border-bottom="0.99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8.83mm" svg:height="51mm" svg:x="226.93mm" svg:y="5.58mm">
            <draw:object draw:notify-on-update-of-ranges="Sheet1.C1:Sheet1.C1 Sheet1.C2:Sheet1.C13 Sheet1.O2:Sheet1.O13 Sheet1.O2:Sheet1.O13 Sheet1.E1:Sheet1.E1 Sheet1.E2:Sheet1.E13 Sheet1.P2:Sheet1.P13 Sheet1.P2:Sheet1.P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9.9mm" svg:height="50.47mm" svg:x="226.86mm" svg:y="60.56mm">
            <draw:object draw:notify-on-update-of-ranges="Sheet1.C1:Sheet1.C1 Sheet1.C14:Sheet1.C25 Sheet1.O14:Sheet1.O25 Sheet1.O14:Sheet1.O25 Sheet1.E1:Sheet1.E1 Sheet1.E14:Sheet1.E25 Sheet1.P14:Sheet1.P25 Sheet1.P14:Sheet1.P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0.47mm" svg:height="51mm" svg:x="226.38mm" svg:y="113.95mm">
            <draw:object draw:notify-on-update-of-ranges="Sheet1.C1:Sheet1.C1 Sheet1.C26:Sheet1.C37 Sheet1.O26:Sheet1.O37 Sheet1.O26:Sheet1.O37 Sheet1.E1:Sheet1.E1 Sheet1.E26:Sheet1.E37 Sheet1.P26:Sheet1.P37 Sheet1.P26:Sheet1.P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real_avg_kWh</text:p>
          </table:table-cell>
          <table:table-cell table:style-name="ce1" office:value-type="string" calcext:value-type="string">
            <text:p>real_std_dev</text:p>
          </table:table-cell>
          <table:table-cell table:style-name="ce1" office:value-type="string" calcext:value-type="string">
            <text:p>pv_gis_avg_kWh</text:p>
          </table:table-cell>
          <table:table-cell table:style-name="ce1" office:value-type="string" calcext:value-type="string">
            <text:p>pv_gis_std_dev</text:p>
          </table:table-cell>
          <table:table-cell table:style-name="ce1" office:value-type="string" calcext:value-type="string">
            <text:p>kWh_diff</text:p>
          </table:table-cell>
          <table:table-cell table:number-columns-repeated="7"/>
          <table:table-cell office:value-type="string" calcext:value-type="string">
            <text:p>half_real_std_dev</text:p>
          </table:table-cell>
          <table:table-cell office:value-type="string" calcext:value-type="string">
            <text:p>half_pv_gis_std_dev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1" calcext:value-type="float">
            <text:p>1</text:p>
          </table:table-cell>
          <table:table-cell office:value-type="float" office:value="136.59301384615" calcext:value-type="float">
            <text:p>136.59301384615</text:p>
          </table:table-cell>
          <table:table-cell office:value-type="float" office:value="20.5403148167628" calcext:value-type="float">
            <text:p>20.5403148167628</text:p>
          </table:table-cell>
          <table:table-cell office:value-type="float" office:value="132.79" calcext:value-type="float">
            <text:p>132.79</text:p>
          </table:table-cell>
          <table:table-cell office:value-type="float" office:value="18.07" calcext:value-type="float">
            <text:p>18.07</text:p>
          </table:table-cell>
          <table:table-cell office:value-type="float" office:value="3.80301384614992" calcext:value-type="float">
            <text:p>3.80301384614992</text:p>
          </table:table-cell>
          <table:table-cell table:number-columns-repeated="7"/>
          <table:table-cell table:formula="of:=[.D2]/2" office:value-type="float" office:value="10.2701574083814" calcext:value-type="float">
            <text:p>10.2701574083814</text:p>
          </table:table-cell>
          <table:table-cell table:formula="of:=[.F2]/2" office:value-type="float" office:value="9.035" calcext:value-type="float">
            <text:p>9.03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2" calcext:value-type="float">
            <text:p>2</text:p>
          </table:table-cell>
          <table:table-cell office:value-type="float" office:value="222.5022791464" calcext:value-type="float">
            <text:p>222.5022791464</text:p>
          </table:table-cell>
          <table:table-cell office:value-type="float" office:value="56.4515834663938" calcext:value-type="float">
            <text:p>56.4515834663938</text:p>
          </table:table-cell>
          <table:table-cell office:value-type="float" office:value="185.67" calcext:value-type="float">
            <text:p>185.67</text:p>
          </table:table-cell>
          <table:table-cell office:value-type="float" office:value="35.31" calcext:value-type="float">
            <text:p>35.31</text:p>
          </table:table-cell>
          <table:table-cell office:value-type="float" office:value="36.8322791464001" calcext:value-type="float">
            <text:p>36.8322791464001</text:p>
          </table:table-cell>
          <table:table-cell table:number-columns-repeated="7"/>
          <table:table-cell table:formula="of:=[.D3]/2" office:value-type="float" office:value="28.2257917331969" calcext:value-type="float">
            <text:p>28.2257917331969</text:p>
          </table:table-cell>
          <table:table-cell table:formula="of:=[.F3]/2" office:value-type="float" office:value="17.655" calcext:value-type="float">
            <text:p>17.65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3" calcext:value-type="float">
            <text:p>3</text:p>
          </table:table-cell>
          <table:table-cell office:value-type="float" office:value="337.3504979674" calcext:value-type="float">
            <text:p>337.3504979674</text:p>
          </table:table-cell>
          <table:table-cell office:value-type="float" office:value="47.1170295676676" calcext:value-type="float">
            <text:p>47.1170295676676</text:p>
          </table:table-cell>
          <table:table-cell office:value-type="float" office:value="333.61" calcext:value-type="float">
            <text:p>333.61</text:p>
          </table:table-cell>
          <table:table-cell office:value-type="float" office:value="60.24" calcext:value-type="float">
            <text:p>60.24</text:p>
          </table:table-cell>
          <table:table-cell office:value-type="float" office:value="3.74049796739973" calcext:value-type="float">
            <text:p>3.74049796739973</text:p>
          </table:table-cell>
          <table:table-cell table:number-columns-repeated="7"/>
          <table:table-cell table:formula="of:=[.D4]/2" office:value-type="float" office:value="23.5585147838338" calcext:value-type="float">
            <text:p>23.5585147838338</text:p>
          </table:table-cell>
          <table:table-cell table:formula="of:=[.F4]/2" office:value-type="float" office:value="30.12" calcext:value-type="float">
            <text:p>30.12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4" calcext:value-type="float">
            <text:p>4</text:p>
          </table:table-cell>
          <table:table-cell office:value-type="float" office:value="453.47305221275" calcext:value-type="float">
            <text:p>453.47305221275</text:p>
          </table:table-cell>
          <table:table-cell office:value-type="float" office:value="66.2302949217769" calcext:value-type="float">
            <text:p>66.2302949217769</text:p>
          </table:table-cell>
          <table:table-cell office:value-type="float" office:value="444.13" calcext:value-type="float">
            <text:p>444.13</text:p>
          </table:table-cell>
          <table:table-cell office:value-type="float" office:value="66.55" calcext:value-type="float">
            <text:p>66.55</text:p>
          </table:table-cell>
          <table:table-cell office:value-type="float" office:value="9.34305221275002" calcext:value-type="float">
            <text:p>9.34305221275002</text:p>
          </table:table-cell>
          <table:table-cell table:number-columns-repeated="7"/>
          <table:table-cell table:formula="of:=[.D5]/2" office:value-type="float" office:value="33.1151474608884" calcext:value-type="float">
            <text:p>33.1151474608884</text:p>
          </table:table-cell>
          <table:table-cell table:formula="of:=[.F5]/2" office:value-type="float" office:value="33.275" calcext:value-type="float">
            <text:p>33.27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5" calcext:value-type="float">
            <text:p>5</text:p>
          </table:table-cell>
          <table:table-cell office:value-type="float" office:value="444.8226333915" calcext:value-type="float">
            <text:p>444.8226333915</text:p>
          </table:table-cell>
          <table:table-cell office:value-type="float" office:value="167.570431273695" calcext:value-type="float">
            <text:p>167.570431273695</text:p>
          </table:table-cell>
          <table:table-cell office:value-type="float" office:value="473.58" calcext:value-type="float">
            <text:p>473.58</text:p>
          </table:table-cell>
          <table:table-cell office:value-type="float" office:value="29.33" calcext:value-type="float">
            <text:p>29.33</text:p>
          </table:table-cell>
          <table:table-cell office:value-type="float" office:value="-28.7573666085002" calcext:value-type="float">
            <text:p>-28.7573666085002</text:p>
          </table:table-cell>
          <table:table-cell table:number-columns-repeated="7"/>
          <table:table-cell table:formula="of:=[.D6]/2" office:value-type="float" office:value="83.7852156368477" calcext:value-type="float">
            <text:p>83.7852156368477</text:p>
          </table:table-cell>
          <table:table-cell table:formula="of:=[.F6]/2" office:value-type="float" office:value="14.665" calcext:value-type="float">
            <text:p>14.66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6" calcext:value-type="float">
            <text:p>6</text:p>
          </table:table-cell>
          <table:table-cell office:value-type="float" office:value="457.491112395" calcext:value-type="float">
            <text:p>457.491112395</text:p>
          </table:table-cell>
          <table:table-cell office:value-type="float" office:value="60.002381838087" calcext:value-type="float">
            <text:p>60.002381838087</text:p>
          </table:table-cell>
          <table:table-cell office:value-type="float" office:value="490.56" calcext:value-type="float">
            <text:p>490.56</text:p>
          </table:table-cell>
          <table:table-cell office:value-type="float" office:value="60.1" calcext:value-type="float">
            <text:p>60.1</text:p>
          </table:table-cell>
          <table:table-cell office:value-type="float" office:value="-33.0688876049996" calcext:value-type="float">
            <text:p>-33.0688876049996</text:p>
          </table:table-cell>
          <table:table-cell table:number-columns-repeated="7"/>
          <table:table-cell table:formula="of:=[.D7]/2" office:value-type="float" office:value="30.0011909190435" calcext:value-type="float">
            <text:p>30.0011909190435</text:p>
          </table:table-cell>
          <table:table-cell table:formula="of:=[.F7]/2" office:value-type="float" office:value="30.05" calcext:value-type="float">
            <text:p>30.0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7" calcext:value-type="float">
            <text:p>7</text:p>
          </table:table-cell>
          <table:table-cell office:value-type="float" office:value="511.16135456845" calcext:value-type="float">
            <text:p>511.16135456845</text:p>
          </table:table-cell>
          <table:table-cell office:value-type="float" office:value="53.7354456734584" calcext:value-type="float">
            <text:p>53.7354456734584</text:p>
          </table:table-cell>
          <table:table-cell office:value-type="float" office:value="496.73" calcext:value-type="float">
            <text:p>496.73</text:p>
          </table:table-cell>
          <table:table-cell office:value-type="float" office:value="53.08" calcext:value-type="float">
            <text:p>53.08</text:p>
          </table:table-cell>
          <table:table-cell office:value-type="float" office:value="14.4313545684502" calcext:value-type="float">
            <text:p>14.4313545684502</text:p>
          </table:table-cell>
          <table:table-cell table:number-columns-repeated="7"/>
          <table:table-cell table:formula="of:=[.D8]/2" office:value-type="float" office:value="26.8677228367292" calcext:value-type="float">
            <text:p>26.8677228367292</text:p>
          </table:table-cell>
          <table:table-cell table:formula="of:=[.F8]/2" office:value-type="float" office:value="26.54" calcext:value-type="float">
            <text:p>26.54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8" calcext:value-type="float">
            <text:p>8</text:p>
          </table:table-cell>
          <table:table-cell office:value-type="float" office:value="417.21155634675" calcext:value-type="float">
            <text:p>417.21155634675</text:p>
          </table:table-cell>
          <table:table-cell office:value-type="float" office:value="55.1719414763852" calcext:value-type="float">
            <text:p>55.1719414763852</text:p>
          </table:table-cell>
          <table:table-cell office:value-type="float" office:value="433.31" calcext:value-type="float">
            <text:p>433.31</text:p>
          </table:table-cell>
          <table:table-cell office:value-type="float" office:value="56.19" calcext:value-type="float">
            <text:p>56.19</text:p>
          </table:table-cell>
          <table:table-cell office:value-type="float" office:value="-16.0984436532498" calcext:value-type="float">
            <text:p>-16.0984436532498</text:p>
          </table:table-cell>
          <table:table-cell table:number-columns-repeated="7"/>
          <table:table-cell table:formula="of:=[.D9]/2" office:value-type="float" office:value="27.5859707381926" calcext:value-type="float">
            <text:p>27.5859707381926</text:p>
          </table:table-cell>
          <table:table-cell table:formula="of:=[.F9]/2" office:value-type="float" office:value="28.095" calcext:value-type="float">
            <text:p>28.09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9" calcext:value-type="float">
            <text:p>9</text:p>
          </table:table-cell>
          <table:table-cell office:value-type="float" office:value="334.2871916027" calcext:value-type="float">
            <text:p>334.2871916027</text:p>
          </table:table-cell>
          <table:table-cell office:value-type="float" office:value="118.358839451977" calcext:value-type="float">
            <text:p>118.358839451977</text:p>
          </table:table-cell>
          <table:table-cell office:value-type="float" office:value="358.98" calcext:value-type="float">
            <text:p>358.98</text:p>
          </table:table-cell>
          <table:table-cell office:value-type="float" office:value="29.5" calcext:value-type="float">
            <text:p>29.5</text:p>
          </table:table-cell>
          <table:table-cell office:value-type="float" office:value="-24.6928083972999" calcext:value-type="float">
            <text:p>-24.6928083972999</text:p>
          </table:table-cell>
          <table:table-cell table:number-columns-repeated="7"/>
          <table:table-cell table:formula="of:=[.D10]/2" office:value-type="float" office:value="59.1794197259885" calcext:value-type="float">
            <text:p>59.1794197259885</text:p>
          </table:table-cell>
          <table:table-cell table:formula="of:=[.F10]/2" office:value-type="float" office:value="14.75" calcext:value-type="float">
            <text:p>14.7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10" calcext:value-type="float">
            <text:p>10</text:p>
          </table:table-cell>
          <table:table-cell office:value-type="float" office:value="248.7679375563" calcext:value-type="float">
            <text:p>248.7679375563</text:p>
          </table:table-cell>
          <table:table-cell office:value-type="float" office:value="51.4889425021524" calcext:value-type="float">
            <text:p>51.4889425021524</text:p>
          </table:table-cell>
          <table:table-cell office:value-type="float" office:value="239.86" calcext:value-type="float">
            <text:p>239.86</text:p>
          </table:table-cell>
          <table:table-cell office:value-type="float" office:value="26.31" calcext:value-type="float">
            <text:p>26.31</text:p>
          </table:table-cell>
          <table:table-cell office:value-type="float" office:value="8.90793755629983" calcext:value-type="float">
            <text:p>8.90793755629983</text:p>
          </table:table-cell>
          <table:table-cell table:number-columns-repeated="7"/>
          <table:table-cell table:formula="of:=[.D11]/2" office:value-type="float" office:value="25.7444712510762" calcext:value-type="float">
            <text:p>25.7444712510762</text:p>
          </table:table-cell>
          <table:table-cell table:formula="of:=[.F11]/2" office:value-type="float" office:value="13.155" calcext:value-type="float">
            <text:p>13.15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11" calcext:value-type="float">
            <text:p>11</text:p>
          </table:table-cell>
          <table:table-cell office:value-type="float" office:value="165.4246375843" calcext:value-type="float">
            <text:p>165.4246375843</text:p>
          </table:table-cell>
          <table:table-cell office:value-type="float" office:value="35.3658523426875" calcext:value-type="float">
            <text:p>35.3658523426875</text:p>
          </table:table-cell>
          <table:table-cell office:value-type="float" office:value="159.15" calcext:value-type="float">
            <text:p>159.15</text:p>
          </table:table-cell>
          <table:table-cell office:value-type="float" office:value="32.36" calcext:value-type="float">
            <text:p>32.36</text:p>
          </table:table-cell>
          <table:table-cell office:value-type="float" office:value="6.27463758429997" calcext:value-type="float">
            <text:p>6.27463758429997</text:p>
          </table:table-cell>
          <table:table-cell table:number-columns-repeated="7"/>
          <table:table-cell table:formula="of:=[.D12]/2" office:value-type="float" office:value="17.6829261713437" calcext:value-type="float">
            <text:p>17.6829261713437</text:p>
          </table:table-cell>
          <table:table-cell table:formula="of:=[.F12]/2" office:value-type="float" office:value="16.18" calcext:value-type="float">
            <text:p>16.18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12" calcext:value-type="float">
            <text:p>12</text:p>
          </table:table-cell>
          <table:table-cell office:value-type="float" office:value="111.174936034062" calcext:value-type="float">
            <text:p>111.174936034062</text:p>
          </table:table-cell>
          <table:table-cell office:value-type="float" office:value="16.6127917682074" calcext:value-type="float">
            <text:p>16.6127917682074</text:p>
          </table:table-cell>
          <table:table-cell office:value-type="float" office:value="125.98" calcext:value-type="float">
            <text:p>125.98</text:p>
          </table:table-cell>
          <table:table-cell office:value-type="float" office:value="20.79" calcext:value-type="float">
            <text:p>20.79</text:p>
          </table:table-cell>
          <table:table-cell office:value-type="float" office:value="-14.8050639659375" calcext:value-type="float">
            <text:p>-14.8050639659375</text:p>
          </table:table-cell>
          <table:table-cell table:number-columns-repeated="7"/>
          <table:table-cell table:formula="of:=[.D13]/2" office:value-type="float" office:value="8.30639588410371" calcext:value-type="float">
            <text:p>8.30639588410371</text:p>
          </table:table-cell>
          <table:table-cell table:formula="of:=[.F13]/2" office:value-type="float" office:value="10.395" calcext:value-type="float">
            <text:p>10.395</text:p>
          </table:table-cell>
        </table:table-row>
        <table:table-row table:style-name="ro1">
          <table:table-cell table:style-name="ce2" office:value-type="string" calcext:value-type="string">
            <text:p>solaredgepv.AbbeyGardenMachinery.cs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2.84731348394" calcext:value-type="float">
            <text:p>1002.84731348394</text:p>
          </table:table-cell>
          <table:table-cell table:style-name="ce2" office:value-type="float" office:value="91.725469474316" calcext:value-type="float">
            <text:p>91.725469474316</text:p>
          </table:table-cell>
          <table:table-cell table:style-name="ce2" office:value-type="float" office:value="885.38" calcext:value-type="float">
            <text:p>885.38</text:p>
          </table:table-cell>
          <table:table-cell table:style-name="ce2" office:value-type="float" office:value="156.22" calcext:value-type="float">
            <text:p>156.22</text:p>
          </table:table-cell>
          <table:table-cell table:style-name="ce2" office:value-type="float" office:value="117.467313483938" calcext:value-type="float">
            <text:p>117.467313483938</text:p>
          </table:table-cell>
          <table:table-cell table:style-name="ce2" table:number-columns-repeated="5"/>
          <table:table-cell table:number-columns-repeated="2"/>
          <table:table-cell table:formula="of:=[.D14]/2" office:value-type="float" office:value="45.862734737158" calcext:value-type="float">
            <text:p>45.862734737158</text:p>
          </table:table-cell>
          <table:table-cell table:formula="of:=[.F14]/2" office:value-type="float" office:value="78.11" calcext:value-type="float">
            <text:p>78.11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2" calcext:value-type="float">
            <text:p>2</text:p>
          </table:table-cell>
          <table:table-cell office:value-type="float" office:value="1877.60595185" calcext:value-type="float">
            <text:p>1877.60595185</text:p>
          </table:table-cell>
          <table:table-cell office:value-type="float" office:value="412.017396753359" calcext:value-type="float">
            <text:p>412.017396753359</text:p>
          </table:table-cell>
          <table:table-cell office:value-type="float" office:value="1517.21" calcext:value-type="float">
            <text:p>1517.21</text:p>
          </table:table-cell>
          <table:table-cell office:value-type="float" office:value="187.09" calcext:value-type="float">
            <text:p>187.09</text:p>
          </table:table-cell>
          <table:table-cell office:value-type="float" office:value="360.395951850001" calcext:value-type="float">
            <text:p>360.395951850001</text:p>
          </table:table-cell>
          <table:table-cell table:number-columns-repeated="7"/>
          <table:table-cell table:formula="of:=[.D15]/2" office:value-type="float" office:value="206.008698376679" calcext:value-type="float">
            <text:p>206.008698376679</text:p>
          </table:table-cell>
          <table:table-cell table:formula="of:=[.F15]/2" office:value-type="float" office:value="93.545" calcext:value-type="float">
            <text:p>93.54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3" calcext:value-type="float">
            <text:p>3</text:p>
          </table:table-cell>
          <table:table-cell office:value-type="float" office:value="3403.12297535838" calcext:value-type="float">
            <text:p>3403.12297535838</text:p>
          </table:table-cell>
          <table:table-cell office:value-type="float" office:value="644.493309994385" calcext:value-type="float">
            <text:p>644.493309994385</text:p>
          </table:table-cell>
          <table:table-cell office:value-type="float" office:value="3253.9" calcext:value-type="float">
            <text:p>3253.9</text:p>
          </table:table-cell>
          <table:table-cell office:value-type="float" office:value="521.44" calcext:value-type="float">
            <text:p>521.44</text:p>
          </table:table-cell>
          <table:table-cell office:value-type="float" office:value="149.222975358375" calcext:value-type="float">
            <text:p>149.222975358375</text:p>
          </table:table-cell>
          <table:table-cell table:number-columns-repeated="7"/>
          <table:table-cell table:formula="of:=[.D16]/2" office:value-type="float" office:value="322.246654997193" calcext:value-type="float">
            <text:p>322.246654997193</text:p>
          </table:table-cell>
          <table:table-cell table:formula="of:=[.F16]/2" office:value-type="float" office:value="260.72" calcext:value-type="float">
            <text:p>260.72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4" calcext:value-type="float">
            <text:p>4</text:p>
          </table:table-cell>
          <table:table-cell office:value-type="float" office:value="5487.64596198975" calcext:value-type="float">
            <text:p>5487.64596198975</text:p>
          </table:table-cell>
          <table:table-cell office:value-type="float" office:value="643.015159116595" calcext:value-type="float">
            <text:p>643.015159116595</text:p>
          </table:table-cell>
          <table:table-cell office:value-type="float" office:value="4694.61" calcext:value-type="float">
            <text:p>4694.61</text:p>
          </table:table-cell>
          <table:table-cell office:value-type="float" office:value="532.77" calcext:value-type="float">
            <text:p>532.77</text:p>
          </table:table-cell>
          <table:table-cell office:value-type="float" office:value="793.035961989755" calcext:value-type="float">
            <text:p>793.035961989755</text:p>
          </table:table-cell>
          <table:table-cell table:number-columns-repeated="7"/>
          <table:table-cell table:formula="of:=[.D17]/2" office:value-type="float" office:value="321.507579558298" calcext:value-type="float">
            <text:p>321.507579558298</text:p>
          </table:table-cell>
          <table:table-cell table:formula="of:=[.F17]/2" office:value-type="float" office:value="266.385" calcext:value-type="float">
            <text:p>266.38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5" calcext:value-type="float">
            <text:p>5</text:p>
          </table:table-cell>
          <table:table-cell office:value-type="float" office:value="6907.9411039055" calcext:value-type="float">
            <text:p>6907.9411039055</text:p>
          </table:table-cell>
          <table:table-cell office:value-type="float" office:value="1206.83057111215" calcext:value-type="float">
            <text:p>1206.83057111215</text:p>
          </table:table-cell>
          <table:table-cell office:value-type="float" office:value="5260.73" calcext:value-type="float">
            <text:p>5260.73</text:p>
          </table:table-cell>
          <table:table-cell office:value-type="float" office:value="284.09" calcext:value-type="float">
            <text:p>284.09</text:p>
          </table:table-cell>
          <table:table-cell office:value-type="float" office:value="1647.2111039055" calcext:value-type="float">
            <text:p>1647.2111039055</text:p>
          </table:table-cell>
          <table:table-cell table:number-columns-repeated="7"/>
          <table:table-cell table:formula="of:=[.D18]/2" office:value-type="float" office:value="603.415285556074" calcext:value-type="float">
            <text:p>603.415285556074</text:p>
          </table:table-cell>
          <table:table-cell table:formula="of:=[.F18]/2" office:value-type="float" office:value="142.045" calcext:value-type="float">
            <text:p>142.04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6" calcext:value-type="float">
            <text:p>6</text:p>
          </table:table-cell>
          <table:table-cell office:value-type="float" office:value="5845.39862599575" calcext:value-type="float">
            <text:p>5845.39862599575</text:p>
          </table:table-cell>
          <table:table-cell office:value-type="float" office:value="618.033066739247" calcext:value-type="float">
            <text:p>618.033066739247</text:p>
          </table:table-cell>
          <table:table-cell office:value-type="float" office:value="5604.75" calcext:value-type="float">
            <text:p>5604.75</text:p>
          </table:table-cell>
          <table:table-cell office:value-type="float" office:value="771.17" calcext:value-type="float">
            <text:p>771.17</text:p>
          </table:table-cell>
          <table:table-cell office:value-type="float" office:value="240.648625995747" calcext:value-type="float">
            <text:p>240.648625995747</text:p>
          </table:table-cell>
          <table:table-cell table:number-columns-repeated="7"/>
          <table:table-cell table:formula="of:=[.D19]/2" office:value-type="float" office:value="309.016533369624" calcext:value-type="float">
            <text:p>309.016533369624</text:p>
          </table:table-cell>
          <table:table-cell table:formula="of:=[.F19]/2" office:value-type="float" office:value="385.585" calcext:value-type="float">
            <text:p>385.58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7" calcext:value-type="float">
            <text:p>7</text:p>
          </table:table-cell>
          <table:table-cell office:value-type="float" office:value="6203.78625294513" calcext:value-type="float">
            <text:p>6203.78625294513</text:p>
          </table:table-cell>
          <table:table-cell office:value-type="float" office:value="577.894277297002" calcext:value-type="float">
            <text:p>577.894277297002</text:p>
          </table:table-cell>
          <table:table-cell office:value-type="float" office:value="5126.66" calcext:value-type="float">
            <text:p>5126.66</text:p>
          </table:table-cell>
          <table:table-cell office:value-type="float" office:value="492.14" calcext:value-type="float">
            <text:p>492.14</text:p>
          </table:table-cell>
          <table:table-cell office:value-type="float" office:value="1077.12625294513" calcext:value-type="float">
            <text:p>1077.12625294513</text:p>
          </table:table-cell>
          <table:table-cell table:number-columns-repeated="7"/>
          <table:table-cell table:formula="of:=[.D20]/2" office:value-type="float" office:value="288.947138648501" calcext:value-type="float">
            <text:p>288.947138648501</text:p>
          </table:table-cell>
          <table:table-cell table:formula="of:=[.F20]/2" office:value-type="float" office:value="246.07" calcext:value-type="float">
            <text:p>246.07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8" calcext:value-type="float">
            <text:p>8</text:p>
          </table:table-cell>
          <table:table-cell office:value-type="float" office:value="4533.8806643255" calcext:value-type="float">
            <text:p>4533.8806643255</text:p>
          </table:table-cell>
          <table:table-cell office:value-type="float" office:value="845.298247021431" calcext:value-type="float">
            <text:p>845.298247021431</text:p>
          </table:table-cell>
          <table:table-cell office:value-type="float" office:value="4512.87" calcext:value-type="float">
            <text:p>4512.87</text:p>
          </table:table-cell>
          <table:table-cell office:value-type="float" office:value="570.38" calcext:value-type="float">
            <text:p>570.38</text:p>
          </table:table-cell>
          <table:table-cell office:value-type="float" office:value="21.0106643254976" calcext:value-type="float">
            <text:p>21.0106643254976</text:p>
          </table:table-cell>
          <table:table-cell table:number-columns-repeated="7"/>
          <table:table-cell table:formula="of:=[.D21]/2" office:value-type="float" office:value="422.649123510716" calcext:value-type="float">
            <text:p>422.649123510716</text:p>
          </table:table-cell>
          <table:table-cell table:formula="of:=[.F21]/2" office:value-type="float" office:value="285.19" calcext:value-type="float">
            <text:p>285.19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9" calcext:value-type="float">
            <text:p>9</text:p>
          </table:table-cell>
          <table:table-cell office:value-type="float" office:value="3136.53854326725" calcext:value-type="float">
            <text:p>3136.53854326725</text:p>
          </table:table-cell>
          <table:table-cell office:value-type="float" office:value="1160.8305328755" calcext:value-type="float">
            <text:p>1160.8305328755</text:p>
          </table:table-cell>
          <table:table-cell office:value-type="float" office:value="3542.6" calcext:value-type="float">
            <text:p>3542.6</text:p>
          </table:table-cell>
          <table:table-cell office:value-type="float" office:value="359.55" calcext:value-type="float">
            <text:p>359.55</text:p>
          </table:table-cell>
          <table:table-cell office:value-type="float" office:value="-406.061456732751" calcext:value-type="float">
            <text:p>-406.061456732751</text:p>
          </table:table-cell>
          <table:table-cell table:number-columns-repeated="7"/>
          <table:table-cell table:formula="of:=[.D22]/2" office:value-type="float" office:value="580.415266437749" calcext:value-type="float">
            <text:p>580.415266437749</text:p>
          </table:table-cell>
          <table:table-cell table:formula="of:=[.F22]/2" office:value-type="float" office:value="179.775" calcext:value-type="float">
            <text:p>179.77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10" calcext:value-type="float">
            <text:p>10</text:p>
          </table:table-cell>
          <table:table-cell office:value-type="float" office:value="2191.4934507145" calcext:value-type="float">
            <text:p>2191.4934507145</text:p>
          </table:table-cell>
          <table:table-cell office:value-type="float" office:value="393.591492072247" calcext:value-type="float">
            <text:p>393.591492072247</text:p>
          </table:table-cell>
          <table:table-cell office:value-type="float" office:value="2045.88" calcext:value-type="float">
            <text:p>2045.88</text:p>
          </table:table-cell>
          <table:table-cell office:value-type="float" office:value="262.88" calcext:value-type="float">
            <text:p>262.88</text:p>
          </table:table-cell>
          <table:table-cell office:value-type="float" office:value="145.613450714501" calcext:value-type="float">
            <text:p>145.613450714501</text:p>
          </table:table-cell>
          <table:table-cell table:number-columns-repeated="7"/>
          <table:table-cell table:formula="of:=[.D23]/2" office:value-type="float" office:value="196.795746036124" calcext:value-type="float">
            <text:p>196.795746036124</text:p>
          </table:table-cell>
          <table:table-cell table:formula="of:=[.F23]/2" office:value-type="float" office:value="131.44" calcext:value-type="float">
            <text:p>131.44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11" calcext:value-type="float">
            <text:p>11</text:p>
          </table:table-cell>
          <table:table-cell office:value-type="float" office:value="1322.90020106956" calcext:value-type="float">
            <text:p>1322.90020106956</text:p>
          </table:table-cell>
          <table:table-cell office:value-type="float" office:value="128.041898442111" calcext:value-type="float">
            <text:p>128.041898442111</text:p>
          </table:table-cell>
          <table:table-cell office:value-type="float" office:value="1085.25" calcext:value-type="float">
            <text:p>1085.25</text:p>
          </table:table-cell>
          <table:table-cell office:value-type="float" office:value="148.59" calcext:value-type="float">
            <text:p>148.59</text:p>
          </table:table-cell>
          <table:table-cell office:value-type="float" office:value="237.650201069562" calcext:value-type="float">
            <text:p>237.650201069562</text:p>
          </table:table-cell>
          <table:table-cell table:number-columns-repeated="7"/>
          <table:table-cell table:formula="of:=[.D24]/2" office:value-type="float" office:value="64.0209492210556" calcext:value-type="float">
            <text:p>64.0209492210556</text:p>
          </table:table-cell>
          <table:table-cell table:formula="of:=[.F24]/2" office:value-type="float" office:value="74.295" calcext:value-type="float">
            <text:p>74.295</text:p>
          </table:table-cell>
        </table:table-row>
        <table:table-row table:style-name="ro1">
          <table:table-cell table:style-name="ce3" office:value-type="string" calcext:value-type="string">
            <text:p>solaredgepv.AbbeyGardenMachinery.csv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50.642234060626" calcext:value-type="float">
            <text:p>750.642234060626</text:p>
          </table:table-cell>
          <table:table-cell table:style-name="ce3" office:value-type="float" office:value="125.873389500404" calcext:value-type="float">
            <text:p>125.873389500404</text:p>
          </table:table-cell>
          <table:table-cell table:style-name="ce3" office:value-type="float" office:value="668.45" calcext:value-type="float">
            <text:p>668.45</text:p>
          </table:table-cell>
          <table:table-cell table:style-name="ce3" office:value-type="float" office:value="106.59" calcext:value-type="float">
            <text:p>106.59</text:p>
          </table:table-cell>
          <table:table-cell table:style-name="ce3" office:value-type="float" office:value="82.1922340606258" calcext:value-type="float">
            <text:p>82.1922340606258</text:p>
          </table:table-cell>
          <table:table-cell table:style-name="ce3" table:number-columns-repeated="5"/>
          <table:table-cell table:number-columns-repeated="2"/>
          <table:table-cell table:formula="of:=[.D25]/2" office:value-type="float" office:value="62.936694750202" calcext:value-type="float">
            <text:p>62.936694750202</text:p>
          </table:table-cell>
          <table:table-cell table:formula="of:=[.F25]/2" office:value-type="float" office:value="53.295" calcext:value-type="float">
            <text:p>53.29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1" calcext:value-type="float">
            <text:p>1</text:p>
          </table:table-cell>
          <table:table-cell office:value-type="float" office:value="493.223486262833" calcext:value-type="float">
            <text:p>493.223486262833</text:p>
          </table:table-cell>
          <table:table-cell office:value-type="float" office:value="414.101908819122" calcext:value-type="float">
            <text:p>414.101908819122</text:p>
          </table:table-cell>
          <table:table-cell office:value-type="float" office:value="597.64" calcext:value-type="float">
            <text:p>597.64</text:p>
          </table:table-cell>
          <table:table-cell office:value-type="float" office:value="89.08" calcext:value-type="float">
            <text:p>89.08</text:p>
          </table:table-cell>
          <table:table-cell office:value-type="float" office:value="-104.416513737167" calcext:value-type="float">
            <text:p>-104.416513737167</text:p>
          </table:table-cell>
          <table:table-cell table:number-columns-repeated="7"/>
          <table:table-cell table:formula="of:=[.D26]/2" office:value-type="float" office:value="207.050954409561" calcext:value-type="float">
            <text:p>207.050954409561</text:p>
          </table:table-cell>
          <table:table-cell table:formula="of:=[.F26]/2" office:value-type="float" office:value="44.54" calcext:value-type="float">
            <text:p>44.54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2" calcext:value-type="float">
            <text:p>2</text:p>
          </table:table-cell>
          <table:table-cell office:value-type="float" office:value="1511.68906430012" calcext:value-type="float">
            <text:p>1511.68906430012</text:p>
          </table:table-cell>
          <table:table-cell office:value-type="float" office:value="300.68009720555" calcext:value-type="float">
            <text:p>300.68009720555</text:p>
          </table:table-cell>
          <table:table-cell office:value-type="float" office:value="1068.16" calcext:value-type="float">
            <text:p>1068.16</text:p>
          </table:table-cell>
          <table:table-cell office:value-type="float" office:value="108.93" calcext:value-type="float">
            <text:p>108.93</text:p>
          </table:table-cell>
          <table:table-cell office:value-type="float" office:value="443.529064300125" calcext:value-type="float">
            <text:p>443.529064300125</text:p>
          </table:table-cell>
          <table:table-cell table:number-columns-repeated="7"/>
          <table:table-cell table:formula="of:=[.D27]/2" office:value-type="float" office:value="150.340048602775" calcext:value-type="float">
            <text:p>150.340048602775</text:p>
          </table:table-cell>
          <table:table-cell table:formula="of:=[.F27]/2" office:value-type="float" office:value="54.465" calcext:value-type="float">
            <text:p>54.46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3" calcext:value-type="float">
            <text:p>3</text:p>
          </table:table-cell>
          <table:table-cell office:value-type="float" office:value="1833.96006239758" calcext:value-type="float">
            <text:p>1833.96006239758</text:p>
          </table:table-cell>
          <table:table-cell office:value-type="float" office:value="1341.21273030338" calcext:value-type="float">
            <text:p>1341.21273030338</text:p>
          </table:table-cell>
          <table:table-cell office:value-type="float" office:value="2342.82" calcext:value-type="float">
            <text:p>2342.82</text:p>
          </table:table-cell>
          <table:table-cell office:value-type="float" office:value="293.01" calcext:value-type="float">
            <text:p>293.01</text:p>
          </table:table-cell>
          <table:table-cell office:value-type="float" office:value="-508.859937602417" calcext:value-type="float">
            <text:p>-508.859937602417</text:p>
          </table:table-cell>
          <table:table-cell table:number-columns-repeated="7"/>
          <table:table-cell table:formula="of:=[.D28]/2" office:value-type="float" office:value="670.606365151691" calcext:value-type="float">
            <text:p>670.606365151691</text:p>
          </table:table-cell>
          <table:table-cell table:formula="of:=[.F28]/2" office:value-type="float" office:value="146.505" calcext:value-type="float">
            <text:p>146.50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4" calcext:value-type="float">
            <text:p>4</text:p>
          </table:table-cell>
          <table:table-cell office:value-type="float" office:value="3591.03539808067" calcext:value-type="float">
            <text:p>3591.03539808067</text:p>
          </table:table-cell>
          <table:table-cell office:value-type="float" office:value="2187.71413402327" calcext:value-type="float">
            <text:p>2187.71413402327</text:p>
          </table:table-cell>
          <table:table-cell office:value-type="float" office:value="3962.96" calcext:value-type="float">
            <text:p>3962.96</text:p>
          </table:table-cell>
          <table:table-cell office:value-type="float" office:value="397.22" calcext:value-type="float">
            <text:p>397.22</text:p>
          </table:table-cell>
          <table:table-cell office:value-type="float" office:value="-371.924601919331" calcext:value-type="float">
            <text:p>-371.924601919331</text:p>
          </table:table-cell>
          <table:table-cell table:number-columns-repeated="7"/>
          <table:table-cell table:formula="of:=[.D29]/2" office:value-type="float" office:value="1093.85706701163" calcext:value-type="float">
            <text:p>1093.85706701163</text:p>
          </table:table-cell>
          <table:table-cell table:formula="of:=[.F29]/2" office:value-type="float" office:value="198.61" calcext:value-type="float">
            <text:p>198.61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5" calcext:value-type="float">
            <text:p>5</text:p>
          </table:table-cell>
          <table:table-cell office:value-type="float" office:value="5523.17377349163" calcext:value-type="float">
            <text:p>5523.17377349163</text:p>
          </table:table-cell>
          <table:table-cell office:value-type="float" office:value="551.688470175575" calcext:value-type="float">
            <text:p>551.688470175575</text:p>
          </table:table-cell>
          <table:table-cell office:value-type="float" office:value="4662.41" calcext:value-type="float">
            <text:p>4662.41</text:p>
          </table:table-cell>
          <table:table-cell office:value-type="float" office:value="244.94" calcext:value-type="float">
            <text:p>244.94</text:p>
          </table:table-cell>
          <table:table-cell office:value-type="float" office:value="860.763773491628" calcext:value-type="float">
            <text:p>860.763773491628</text:p>
          </table:table-cell>
          <table:table-cell table:number-columns-repeated="7"/>
          <table:table-cell table:formula="of:=[.D30]/2" office:value-type="float" office:value="275.844235087787" calcext:value-type="float">
            <text:p>275.844235087787</text:p>
          </table:table-cell>
          <table:table-cell table:formula="of:=[.F30]/2" office:value-type="float" office:value="122.47" calcext:value-type="float">
            <text:p>122.47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6" calcext:value-type="float">
            <text:p>6</text:p>
          </table:table-cell>
          <table:table-cell office:value-type="float" office:value="5094.63044469631" calcext:value-type="float">
            <text:p>5094.63044469631</text:p>
          </table:table-cell>
          <table:table-cell office:value-type="float" office:value="834.957072576138" calcext:value-type="float">
            <text:p>834.957072576138</text:p>
          </table:table-cell>
          <table:table-cell office:value-type="float" office:value="4984.98" calcext:value-type="float">
            <text:p>4984.98</text:p>
          </table:table-cell>
          <table:table-cell office:value-type="float" office:value="633.84" calcext:value-type="float">
            <text:p>633.84</text:p>
          </table:table-cell>
          <table:table-cell office:value-type="float" office:value="109.650444696309" calcext:value-type="float">
            <text:p>109.650444696309</text:p>
          </table:table-cell>
          <table:table-cell table:number-columns-repeated="7"/>
          <table:table-cell table:formula="of:=[.D31]/2" office:value-type="float" office:value="417.478536288069" calcext:value-type="float">
            <text:p>417.478536288069</text:p>
          </table:table-cell>
          <table:table-cell table:formula="of:=[.F31]/2" office:value-type="float" office:value="316.92" calcext:value-type="float">
            <text:p>316.92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7" calcext:value-type="float">
            <text:p>7</text:p>
          </table:table-cell>
          <table:table-cell office:value-type="float" office:value="5471.70591907887" calcext:value-type="float">
            <text:p>5471.70591907887</text:p>
          </table:table-cell>
          <table:table-cell office:value-type="float" office:value="581.656453456507" calcext:value-type="float">
            <text:p>581.656453456507</text:p>
          </table:table-cell>
          <table:table-cell office:value-type="float" office:value="4701.36" calcext:value-type="float">
            <text:p>4701.36</text:p>
          </table:table-cell>
          <table:table-cell office:value-type="float" office:value="433.55" calcext:value-type="float">
            <text:p>433.55</text:p>
          </table:table-cell>
          <table:table-cell office:value-type="float" office:value="770.345919078871" calcext:value-type="float">
            <text:p>770.345919078871</text:p>
          </table:table-cell>
          <table:table-cell table:number-columns-repeated="7"/>
          <table:table-cell table:formula="of:=[.D32]/2" office:value-type="float" office:value="290.828226728254" calcext:value-type="float">
            <text:p>290.828226728254</text:p>
          </table:table-cell>
          <table:table-cell table:formula="of:=[.F32]/2" office:value-type="float" office:value="216.775" calcext:value-type="float">
            <text:p>216.77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8" calcext:value-type="float">
            <text:p>8</text:p>
          </table:table-cell>
          <table:table-cell office:value-type="float" office:value="3686.32380772931" calcext:value-type="float">
            <text:p>3686.32380772931</text:p>
          </table:table-cell>
          <table:table-cell office:value-type="float" office:value="798.148804428546" calcext:value-type="float">
            <text:p>798.148804428546</text:p>
          </table:table-cell>
          <table:table-cell office:value-type="float" office:value="3998.26" calcext:value-type="float">
            <text:p>3998.26</text:p>
          </table:table-cell>
          <table:table-cell office:value-type="float" office:value="454.52" calcext:value-type="float">
            <text:p>454.52</text:p>
          </table:table-cell>
          <table:table-cell office:value-type="float" office:value="-311.936192270687" calcext:value-type="float">
            <text:p>-311.936192270687</text:p>
          </table:table-cell>
          <table:table-cell table:number-columns-repeated="7"/>
          <table:table-cell table:formula="of:=[.D33]/2" office:value-type="float" office:value="399.074402214273" calcext:value-type="float">
            <text:p>399.074402214273</text:p>
          </table:table-cell>
          <table:table-cell table:formula="of:=[.F33]/2" office:value-type="float" office:value="227.26" calcext:value-type="float">
            <text:p>227.26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9" calcext:value-type="float">
            <text:p>9</text:p>
          </table:table-cell>
          <table:table-cell office:value-type="float" office:value="1437.92895291681" calcext:value-type="float">
            <text:p>1437.92895291681</text:p>
          </table:table-cell>
          <table:table-cell office:value-type="float" office:value="1360.97000948492" calcext:value-type="float">
            <text:p>1360.97000948492</text:p>
          </table:table-cell>
          <table:table-cell office:value-type="float" office:value="2780.21" calcext:value-type="float">
            <text:p>2780.21</text:p>
          </table:table-cell>
          <table:table-cell office:value-type="float" office:value="210.5" calcext:value-type="float">
            <text:p>210.5</text:p>
          </table:table-cell>
          <table:table-cell office:value-type="float" office:value="-1342.28104708319" calcext:value-type="float">
            <text:p>-1342.28104708319</text:p>
          </table:table-cell>
          <table:table-cell table:number-columns-repeated="7"/>
          <table:table-cell table:formula="of:=[.D34]/2" office:value-type="float" office:value="680.485004742463" calcext:value-type="float">
            <text:p>680.485004742463</text:p>
          </table:table-cell>
          <table:table-cell table:formula="of:=[.F34]/2" office:value-type="float" office:value="105.25" calcext:value-type="float">
            <text:p>105.2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10" calcext:value-type="float">
            <text:p>10</text:p>
          </table:table-cell>
          <table:table-cell office:value-type="float" office:value="1331.8713739921" calcext:value-type="float">
            <text:p>1331.8713739921</text:p>
          </table:table-cell>
          <table:table-cell office:value-type="float" office:value="341.78749322983" calcext:value-type="float">
            <text:p>341.78749322983</text:p>
          </table:table-cell>
          <table:table-cell office:value-type="float" office:value="1495.65" calcext:value-type="float">
            <text:p>1495.65</text:p>
          </table:table-cell>
          <table:table-cell office:value-type="float" office:value="139.67" calcext:value-type="float">
            <text:p>139.67</text:p>
          </table:table-cell>
          <table:table-cell office:value-type="float" office:value="-163.7786260079" calcext:value-type="float">
            <text:p>-163.7786260079</text:p>
          </table:table-cell>
          <table:table-cell table:number-columns-repeated="7"/>
          <table:table-cell table:formula="of:=[.D35]/2" office:value-type="float" office:value="170.893746614915" calcext:value-type="float">
            <text:p>170.893746614915</text:p>
          </table:table-cell>
          <table:table-cell table:formula="of:=[.F35]/2" office:value-type="float" office:value="69.835" calcext:value-type="float">
            <text:p>69.83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11" calcext:value-type="float">
            <text:p>11</text:p>
          </table:table-cell>
          <table:table-cell office:value-type="float" office:value="789.380021345" calcext:value-type="float">
            <text:p>789.380021345</text:p>
          </table:table-cell>
          <table:table-cell office:value-type="float" office:value="250.898590539973" calcext:value-type="float">
            <text:p>250.898590539973</text:p>
          </table:table-cell>
          <table:table-cell office:value-type="float" office:value="713.64" calcext:value-type="float">
            <text:p>713.64</text:p>
          </table:table-cell>
          <table:table-cell office:value-type="float" office:value="83.74" calcext:value-type="float">
            <text:p>83.74</text:p>
          </table:table-cell>
          <table:table-cell office:value-type="float" office:value="75.7400213450002" calcext:value-type="float">
            <text:p>75.7400213450002</text:p>
          </table:table-cell>
          <table:table-cell table:number-columns-repeated="7"/>
          <table:table-cell table:formula="of:=[.D36]/2" office:value-type="float" office:value="125.449295269986" calcext:value-type="float">
            <text:p>125.449295269986</text:p>
          </table:table-cell>
          <table:table-cell table:formula="of:=[.F36]/2" office:value-type="float" office:value="41.87" calcext:value-type="float">
            <text:p>41.87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12" calcext:value-type="float">
            <text:p>12</text:p>
          </table:table-cell>
          <table:table-cell office:value-type="float" office:value="362.121243597" calcext:value-type="float">
            <text:p>362.121243597</text:p>
          </table:table-cell>
          <table:table-cell office:value-type="float" office:value="240.495767314325" calcext:value-type="float">
            <text:p>240.495767314325</text:p>
          </table:table-cell>
          <table:table-cell office:value-type="float" office:value="498.63" calcext:value-type="float">
            <text:p>498.63</text:p>
          </table:table-cell>
          <table:table-cell office:value-type="float" office:value="68.38" calcext:value-type="float">
            <text:p>68.38</text:p>
          </table:table-cell>
          <table:table-cell office:value-type="float" office:value="-136.508756403" calcext:value-type="float">
            <text:p>-136.508756403</text:p>
          </table:table-cell>
          <table:table-cell table:number-columns-repeated="7"/>
          <table:table-cell table:formula="of:=[.D37]/2" office:value-type="float" office:value="120.247883657163" calcext:value-type="float">
            <text:p>120.247883657163</text:p>
          </table:table-cell>
          <table:table-cell table:formula="of:=[.F37]/2" office:value-type="float" office:value="34.19" calcext:value-type="float">
            <text:p>34.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(these columns are for drawing the error bars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07:22:54.270088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14:46:49.468316497</meta:creation-date>
    <dc:date>2020-11-27T08:01:38.056653399</dc:date>
    <meta:editing-duration>PT45M18S</meta:editing-duration>
    <meta:editing-cycles>6</meta:editing-cycles>
    <meta:generator>LibreOffice/6.1.5.2$Linux_X86_64 LibreOffice_project/10$Build-2</meta:generator>
    <meta:document-statistic meta:table-count="1" meta:cell-count="3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O2:Sheet1.O13" chart:error-lower-range="Sheet1.O2:Sheet1.O1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O2:Sheet1.O13" chart:error-lower-range="Sheet1.O2:Sheet1.O13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P2:Sheet1.P13" chart:error-lower-range="Sheet1.P2:Sheet1.P13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P2:Sheet1.P13" chart:error-lower-range="Sheet1.P2:Sheet1.P13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84cm" svg:height="5.101cm" xlink:href=".." xlink:type="simple" chart:class="chart:line" chart:style-name="ch1">
        <chart:legend chart:legend-position="end" svg:x="7.921cm" svg:y="2.002cm" style:legend-expansion="high" chart:style-name="ch2"/>
        <chart:plot-area chart:style-name="ch3" table:cell-range-address="Sheet1.C1:Sheet1.C13 Sheet1.E1:Sheet1.E13" chart:data-source-has-labels="row" svg:x="0.237cm" svg:y="0.102cm" svg:width="7.447cm" svg:height="4.897cm">
          <chartooo:coordinate-region svg:x="1.044cm" svg:y="0.301cm" svg:width="6.453cm" svg:height="4.0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3" chart:label-cell-address="Sheet1.C1:Sheet1.C1" chart:class="chart:line">
            <chart:error-indicator chart:style-name="ch7" chart:dimension="y"/>
            <chart:data-point chart:repeated="12"/>
          </chart:series>
          <chart:series chart:style-name="ch8" chart:values-cell-range-address="Sheet1.E2:Sheet1.E13" chart:label-cell-address="Sheet1.E1:Sheet1.E1" chart:class="chart:line">
            <chart:error-indicator chart:style-name="ch9" chart:dimension="y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Sheet1.C1:Sheet1.C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pv_gis_avg_kWh</text:p>
                <draw:g>
                  <svg:desc>Sheet1.E1:Sheet1.E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.59301384615">
                <text:p>136.59301384615</text:p>
                <draw:g>
                  <svg:desc>Sheet1.C2:Sheet1.C13</svg:desc>
                </draw:g>
              </table:table-cell>
              <table:table-cell office:value-type="float" office:value="10.2701574083814">
                <text:p>10.2701574083814</text:p>
                <draw:g>
                  <svg:desc>Sheet1.O2:Sheet1.O13</svg:desc>
                </draw:g>
              </table:table-cell>
              <table:table-cell office:value-type="float" office:value="10.2701574083814">
                <text:p>10.2701574083814</text:p>
                <draw:g>
                  <svg:desc>Sheet1.O2:Sheet1.O13</svg:desc>
                </draw:g>
              </table:table-cell>
              <table:table-cell office:value-type="float" office:value="132.79">
                <text:p>132.79</text:p>
                <draw:g>
                  <svg:desc>Sheet1.E2:Sheet1.E13</svg:desc>
                </draw:g>
              </table:table-cell>
              <table:table-cell office:value-type="float" office:value="9.035">
                <text:p>9.035</text:p>
                <draw:g>
                  <svg:desc>Sheet1.P2:Sheet1.P13</svg:desc>
                </draw:g>
              </table:table-cell>
              <table:table-cell office:value-type="float" office:value="9.035">
                <text:p>9.035</text:p>
                <draw:g>
                  <svg:desc>Sheet1.P2:Sheet1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2.5022791464">
                <text:p>222.5022791464</text:p>
              </table:table-cell>
              <table:table-cell office:value-type="float" office:value="28.2257917331969">
                <text:p>28.2257917331969</text:p>
              </table:table-cell>
              <table:table-cell office:value-type="float" office:value="28.2257917331969">
                <text:p>28.2257917331969</text:p>
              </table:table-cell>
              <table:table-cell office:value-type="float" office:value="185.67">
                <text:p>185.67</text:p>
              </table:table-cell>
              <table:table-cell office:value-type="float" office:value="17.655">
                <text:p>17.655</text:p>
              </table:table-cell>
              <table:table-cell office:value-type="float" office:value="17.655">
                <text:p>17.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7.3504979674">
                <text:p>337.3504979674</text:p>
              </table:table-cell>
              <table:table-cell office:value-type="float" office:value="23.5585147838338">
                <text:p>23.5585147838338</text:p>
              </table:table-cell>
              <table:table-cell office:value-type="float" office:value="23.5585147838338">
                <text:p>23.5585147838338</text:p>
              </table:table-cell>
              <table:table-cell office:value-type="float" office:value="333.61">
                <text:p>333.61</text:p>
              </table:table-cell>
              <table:table-cell office:value-type="float" office:value="30.12">
                <text:p>30.12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3.47305221275">
                <text:p>453.47305221275</text:p>
              </table:table-cell>
              <table:table-cell office:value-type="float" office:value="33.1151474608884">
                <text:p>33.1151474608884</text:p>
              </table:table-cell>
              <table:table-cell office:value-type="float" office:value="33.1151474608884">
                <text:p>33.1151474608884</text:p>
              </table:table-cell>
              <table:table-cell office:value-type="float" office:value="444.13">
                <text:p>444.13</text:p>
              </table:table-cell>
              <table:table-cell office:value-type="float" office:value="33.275">
                <text:p>33.275</text:p>
              </table:table-cell>
              <table:table-cell office:value-type="float" office:value="33.275">
                <text:p>33.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.8226333915">
                <text:p>444.8226333915</text:p>
              </table:table-cell>
              <table:table-cell office:value-type="float" office:value="83.7852156368477">
                <text:p>83.7852156368477</text:p>
              </table:table-cell>
              <table:table-cell office:value-type="float" office:value="83.7852156368477">
                <text:p>83.7852156368477</text:p>
              </table:table-cell>
              <table:table-cell office:value-type="float" office:value="473.58">
                <text:p>473.58</text:p>
              </table:table-cell>
              <table:table-cell office:value-type="float" office:value="14.665">
                <text:p>14.665</text:p>
              </table:table-cell>
              <table:table-cell office:value-type="float" office:value="14.665">
                <text:p>14.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7.491112395">
                <text:p>457.491112395</text:p>
              </table:table-cell>
              <table:table-cell office:value-type="float" office:value="30.0011909190435">
                <text:p>30.0011909190435</text:p>
              </table:table-cell>
              <table:table-cell office:value-type="float" office:value="30.0011909190435">
                <text:p>30.0011909190435</text:p>
              </table:table-cell>
              <table:table-cell office:value-type="float" office:value="490.56">
                <text:p>490.56</text:p>
              </table:table-cell>
              <table:table-cell office:value-type="float" office:value="30.05">
                <text:p>30.05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1.16135456845">
                <text:p>511.16135456845</text:p>
              </table:table-cell>
              <table:table-cell office:value-type="float" office:value="26.8677228367292">
                <text:p>26.8677228367292</text:p>
              </table:table-cell>
              <table:table-cell office:value-type="float" office:value="26.8677228367292">
                <text:p>26.8677228367292</text:p>
              </table:table-cell>
              <table:table-cell office:value-type="float" office:value="496.73">
                <text:p>496.73</text:p>
              </table:table-cell>
              <table:table-cell office:value-type="float" office:value="26.54">
                <text:p>26.54</text:p>
              </table:table-cell>
              <table:table-cell office:value-type="float" office:value="26.54">
                <text:p>26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7.21155634675">
                <text:p>417.21155634675</text:p>
              </table:table-cell>
              <table:table-cell office:value-type="float" office:value="27.5859707381926">
                <text:p>27.5859707381926</text:p>
              </table:table-cell>
              <table:table-cell office:value-type="float" office:value="27.5859707381926">
                <text:p>27.5859707381926</text:p>
              </table:table-cell>
              <table:table-cell office:value-type="float" office:value="433.31">
                <text:p>433.31</text:p>
              </table:table-cell>
              <table:table-cell office:value-type="float" office:value="28.095">
                <text:p>28.095</text:p>
              </table:table-cell>
              <table:table-cell office:value-type="float" office:value="28.095">
                <text:p>28.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4.2871916027">
                <text:p>334.2871916027</text:p>
              </table:table-cell>
              <table:table-cell office:value-type="float" office:value="59.1794197259885">
                <text:p>59.1794197259885</text:p>
              </table:table-cell>
              <table:table-cell office:value-type="float" office:value="59.1794197259885">
                <text:p>59.1794197259885</text:p>
              </table:table-cell>
              <table:table-cell office:value-type="float" office:value="358.98">
                <text:p>358.98</text:p>
              </table:table-cell>
              <table:table-cell office:value-type="float" office:value="14.75">
                <text:p>14.7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8.7679375563">
                <text:p>248.7679375563</text:p>
              </table:table-cell>
              <table:table-cell office:value-type="float" office:value="25.7444712510762">
                <text:p>25.7444712510762</text:p>
              </table:table-cell>
              <table:table-cell office:value-type="float" office:value="25.7444712510762">
                <text:p>25.7444712510762</text:p>
              </table:table-cell>
              <table:table-cell office:value-type="float" office:value="239.86">
                <text:p>239.86</text:p>
              </table:table-cell>
              <table:table-cell office:value-type="float" office:value="13.155">
                <text:p>13.155</text:p>
              </table:table-cell>
              <table:table-cell office:value-type="float" office:value="13.155">
                <text:p>13.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.4246375843">
                <text:p>165.4246375843</text:p>
              </table:table-cell>
              <table:table-cell office:value-type="float" office:value="17.6829261713437">
                <text:p>17.6829261713437</text:p>
              </table:table-cell>
              <table:table-cell office:value-type="float" office:value="17.6829261713437">
                <text:p>17.6829261713437</text:p>
              </table:table-cell>
              <table:table-cell office:value-type="float" office:value="159.15">
                <text:p>159.15</text:p>
              </table:table-cell>
              <table:table-cell office:value-type="float" office:value="16.18">
                <text:p>16.18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.174936034062">
                <text:p>111.174936034062</text:p>
              </table:table-cell>
              <table:table-cell office:value-type="float" office:value="8.30639588410371">
                <text:p>8.30639588410371</text:p>
              </table:table-cell>
              <table:table-cell office:value-type="float" office:value="8.30639588410371">
                <text:p>8.30639588410371</text:p>
              </table:table-cell>
              <table:table-cell office:value-type="float" office:value="125.98">
                <text:p>125.98</text:p>
              </table:table-cell>
              <table:table-cell office:value-type="float" office:value="10.395">
                <text:p>10.395</text:p>
              </table:table-cell>
              <table:table-cell office:value-type="float" office:value="10.395">
                <text:p>10.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O14:Sheet1.O25" chart:error-lower-range="Sheet1.O14:Sheet1.O2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O14:Sheet1.O25" chart:error-lower-range="Sheet1.O14:Sheet1.O25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P14:Sheet1.P25" chart:error-lower-range="Sheet1.P14:Sheet1.P25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P14:Sheet1.P25" chart:error-lower-range="Sheet1.P14:Sheet1.P2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91cm" svg:height="5.048cm" xlink:href=".." xlink:type="simple" chart:class="chart:line" chart:style-name="ch1">
        <chart:legend chart:legend-position="end" svg:x="8.028cm" svg:y="1.976cm" style:legend-expansion="high" chart:style-name="ch2"/>
        <chart:plot-area chart:style-name="ch3" table:cell-range-address="Sheet1.C1:Sheet1.C1 Sheet1.C14:Sheet1.C25 Sheet1.E1:Sheet1.E1 Sheet1.E14:Sheet1.E25" chart:data-source-has-labels="row" svg:x="0.239cm" svg:y="0.1cm" svg:width="7.55cm" svg:height="4.848cm">
          <chartooo:coordinate-region svg:x="1.231cm" svg:y="0.3cm" svg:width="6.371cm" svg:height="4.0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4:Sheet1.C25" chart:label-cell-address="Sheet1.C1:Sheet1.C1" chart:class="chart:line">
            <chart:error-indicator chart:style-name="ch7" chart:dimension="y"/>
            <chart:data-point chart:repeated="12"/>
          </chart:series>
          <chart:series chart:style-name="ch8" chart:values-cell-range-address="Sheet1.E14:Sheet1.E25" chart:label-cell-address="Sheet1.E1:Sheet1.E1" chart:class="chart:line">
            <chart:error-indicator chart:style-name="ch9" chart:dimension="y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Sheet1.C1:Sheet1.C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pv_gis_avg_kWh</text:p>
                <draw:g>
                  <svg:desc>Sheet1.E1:Sheet1.E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2.84731348394">
                <text:p>1002.84731348394</text:p>
                <draw:g>
                  <svg:desc>Sheet1.C14:Sheet1.C25</svg:desc>
                </draw:g>
              </table:table-cell>
              <table:table-cell office:value-type="float" office:value="45.862734737158">
                <text:p>45.862734737158</text:p>
                <draw:g>
                  <svg:desc>Sheet1.O14:Sheet1.O25</svg:desc>
                </draw:g>
              </table:table-cell>
              <table:table-cell office:value-type="float" office:value="45.862734737158">
                <text:p>45.862734737158</text:p>
                <draw:g>
                  <svg:desc>Sheet1.O14:Sheet1.O25</svg:desc>
                </draw:g>
              </table:table-cell>
              <table:table-cell office:value-type="float" office:value="885.38">
                <text:p>885.38</text:p>
                <draw:g>
                  <svg:desc>Sheet1.E14:Sheet1.E25</svg:desc>
                </draw:g>
              </table:table-cell>
              <table:table-cell office:value-type="float" office:value="78.11">
                <text:p>78.11</text:p>
                <draw:g>
                  <svg:desc>Sheet1.P14:Sheet1.P25</svg:desc>
                </draw:g>
              </table:table-cell>
              <table:table-cell office:value-type="float" office:value="78.11">
                <text:p>78.11</text:p>
                <draw:g>
                  <svg:desc>Sheet1.P14:Sheet1.P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7.60595185">
                <text:p>1877.60595185</text:p>
              </table:table-cell>
              <table:table-cell office:value-type="float" office:value="206.008698376679">
                <text:p>206.008698376679</text:p>
              </table:table-cell>
              <table:table-cell office:value-type="float" office:value="206.008698376679">
                <text:p>206.008698376679</text:p>
              </table:table-cell>
              <table:table-cell office:value-type="float" office:value="1517.21">
                <text:p>1517.21</text:p>
              </table:table-cell>
              <table:table-cell office:value-type="float" office:value="93.545">
                <text:p>93.545</text:p>
              </table:table-cell>
              <table:table-cell office:value-type="float" office:value="93.545">
                <text:p>93.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3.12297535838">
                <text:p>3403.12297535838</text:p>
              </table:table-cell>
              <table:table-cell office:value-type="float" office:value="322.246654997193">
                <text:p>322.246654997193</text:p>
              </table:table-cell>
              <table:table-cell office:value-type="float" office:value="322.246654997193">
                <text:p>322.246654997193</text:p>
              </table:table-cell>
              <table:table-cell office:value-type="float" office:value="3253.9">
                <text:p>3253.9</text:p>
              </table:table-cell>
              <table:table-cell office:value-type="float" office:value="260.72">
                <text:p>260.72</text:p>
              </table:table-cell>
              <table:table-cell office:value-type="float" office:value="260.72">
                <text:p>260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87.64596198975">
                <text:p>5487.64596198975</text:p>
              </table:table-cell>
              <table:table-cell office:value-type="float" office:value="321.507579558298">
                <text:p>321.507579558298</text:p>
              </table:table-cell>
              <table:table-cell office:value-type="float" office:value="321.507579558298">
                <text:p>321.507579558298</text:p>
              </table:table-cell>
              <table:table-cell office:value-type="float" office:value="4694.61">
                <text:p>4694.61</text:p>
              </table:table-cell>
              <table:table-cell office:value-type="float" office:value="266.385">
                <text:p>266.385</text:p>
              </table:table-cell>
              <table:table-cell office:value-type="float" office:value="266.385">
                <text:p>266.3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07.9411039055">
                <text:p>6907.9411039055</text:p>
              </table:table-cell>
              <table:table-cell office:value-type="float" office:value="603.415285556074">
                <text:p>603.415285556074</text:p>
              </table:table-cell>
              <table:table-cell office:value-type="float" office:value="603.415285556074">
                <text:p>603.415285556074</text:p>
              </table:table-cell>
              <table:table-cell office:value-type="float" office:value="5260.73">
                <text:p>5260.73</text:p>
              </table:table-cell>
              <table:table-cell office:value-type="float" office:value="142.045">
                <text:p>142.045</text:p>
              </table:table-cell>
              <table:table-cell office:value-type="float" office:value="142.045">
                <text:p>142.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45.39862599575">
                <text:p>5845.39862599575</text:p>
              </table:table-cell>
              <table:table-cell office:value-type="float" office:value="309.016533369624">
                <text:p>309.016533369624</text:p>
              </table:table-cell>
              <table:table-cell office:value-type="float" office:value="309.016533369624">
                <text:p>309.016533369624</text:p>
              </table:table-cell>
              <table:table-cell office:value-type="float" office:value="5604.75">
                <text:p>5604.75</text:p>
              </table:table-cell>
              <table:table-cell office:value-type="float" office:value="385.585">
                <text:p>385.585</text:p>
              </table:table-cell>
              <table:table-cell office:value-type="float" office:value="385.585">
                <text:p>385.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03.78625294513">
                <text:p>6203.78625294513</text:p>
              </table:table-cell>
              <table:table-cell office:value-type="float" office:value="288.947138648501">
                <text:p>288.947138648501</text:p>
              </table:table-cell>
              <table:table-cell office:value-type="float" office:value="288.947138648501">
                <text:p>288.947138648501</text:p>
              </table:table-cell>
              <table:table-cell office:value-type="float" office:value="5126.66">
                <text:p>5126.66</text:p>
              </table:table-cell>
              <table:table-cell office:value-type="float" office:value="246.07">
                <text:p>246.07</text:p>
              </table:table-cell>
              <table:table-cell office:value-type="float" office:value="246.07">
                <text:p>246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33.8806643255">
                <text:p>4533.8806643255</text:p>
              </table:table-cell>
              <table:table-cell office:value-type="float" office:value="422.649123510716">
                <text:p>422.649123510716</text:p>
              </table:table-cell>
              <table:table-cell office:value-type="float" office:value="422.649123510716">
                <text:p>422.649123510716</text:p>
              </table:table-cell>
              <table:table-cell office:value-type="float" office:value="4512.87">
                <text:p>4512.87</text:p>
              </table:table-cell>
              <table:table-cell office:value-type="float" office:value="285.19">
                <text:p>285.19</text:p>
              </table:table-cell>
              <table:table-cell office:value-type="float" office:value="285.19">
                <text:p>285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36.53854326725">
                <text:p>3136.53854326725</text:p>
              </table:table-cell>
              <table:table-cell office:value-type="float" office:value="580.415266437749">
                <text:p>580.415266437749</text:p>
              </table:table-cell>
              <table:table-cell office:value-type="float" office:value="580.415266437749">
                <text:p>580.415266437749</text:p>
              </table:table-cell>
              <table:table-cell office:value-type="float" office:value="3542.6">
                <text:p>3542.6</text:p>
              </table:table-cell>
              <table:table-cell office:value-type="float" office:value="179.775">
                <text:p>179.775</text:p>
              </table:table-cell>
              <table:table-cell office:value-type="float" office:value="179.775">
                <text:p>179.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91.4934507145">
                <text:p>2191.4934507145</text:p>
              </table:table-cell>
              <table:table-cell office:value-type="float" office:value="196.795746036124">
                <text:p>196.795746036124</text:p>
              </table:table-cell>
              <table:table-cell office:value-type="float" office:value="196.795746036124">
                <text:p>196.795746036124</text:p>
              </table:table-cell>
              <table:table-cell office:value-type="float" office:value="2045.88">
                <text:p>2045.88</text:p>
              </table:table-cell>
              <table:table-cell office:value-type="float" office:value="131.44">
                <text:p>131.44</text:p>
              </table:table-cell>
              <table:table-cell office:value-type="float" office:value="131.44">
                <text:p>131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2.90020106956">
                <text:p>1322.90020106956</text:p>
              </table:table-cell>
              <table:table-cell office:value-type="float" office:value="64.0209492210556">
                <text:p>64.0209492210556</text:p>
              </table:table-cell>
              <table:table-cell office:value-type="float" office:value="64.0209492210556">
                <text:p>64.0209492210556</text:p>
              </table:table-cell>
              <table:table-cell office:value-type="float" office:value="1085.25">
                <text:p>1085.25</text:p>
              </table:table-cell>
              <table:table-cell office:value-type="float" office:value="74.295">
                <text:p>74.295</text:p>
              </table:table-cell>
              <table:table-cell office:value-type="float" office:value="74.295">
                <text:p>74.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0.642234060626">
                <text:p>750.642234060626</text:p>
              </table:table-cell>
              <table:table-cell office:value-type="float" office:value="62.936694750202">
                <text:p>62.936694750202</text:p>
              </table:table-cell>
              <table:table-cell office:value-type="float" office:value="62.936694750202">
                <text:p>62.936694750202</text:p>
              </table:table-cell>
              <table:table-cell office:value-type="float" office:value="668.45">
                <text:p>668.45</text:p>
              </table:table-cell>
              <table:table-cell office:value-type="float" office:value="53.295">
                <text:p>53.295</text:p>
              </table:table-cell>
              <table:table-cell office:value-type="float" office:value="53.295">
                <text:p>53.2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O26:Sheet1.O37" chart:error-lower-range="Sheet1.O26:Sheet1.O3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O26:Sheet1.O37" chart:error-lower-range="Sheet1.O26:Sheet1.O37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P26:Sheet1.P37" chart:error-lower-range="Sheet1.P26:Sheet1.P37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P26:Sheet1.P37" chart:error-lower-range="Sheet1.P26:Sheet1.P37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48cm" svg:height="5.101cm" xlink:href=".." xlink:type="simple" chart:class="chart:line" chart:style-name="ch1">
        <chart:legend chart:legend-position="end" svg:x="8.085cm" svg:y="2.002cm" style:legend-expansion="high" chart:style-name="ch2"/>
        <chart:plot-area chart:style-name="ch3" table:cell-range-address="Sheet1.C1:Sheet1.C1 Sheet1.C26:Sheet1.C37 Sheet1.E1:Sheet1.E1 Sheet1.E26:Sheet1.E37" chart:data-source-has-labels="row" svg:x="0.24cm" svg:y="0.102cm" svg:width="7.605cm" svg:height="4.897cm">
          <chartooo:coordinate-region svg:x="1.232cm" svg:y="0.301cm" svg:width="6.426cm" svg:height="4.0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6:Sheet1.C37" chart:label-cell-address="Sheet1.C1:Sheet1.C1" chart:class="chart:line">
            <chart:error-indicator chart:style-name="ch7" chart:dimension="y"/>
            <chart:data-point chart:repeated="12"/>
          </chart:series>
          <chart:series chart:style-name="ch8" chart:values-cell-range-address="Sheet1.E26:Sheet1.E37" chart:label-cell-address="Sheet1.E1:Sheet1.E1" chart:class="chart:line">
            <chart:error-indicator chart:style-name="ch9" chart:dimension="y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Sheet1.C1:Sheet1.C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pv_gis_avg_kWh</text:p>
                <draw:g>
                  <svg:desc>Sheet1.E1:Sheet1.E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3.223486262833">
                <text:p>493.223486262833</text:p>
                <draw:g>
                  <svg:desc>Sheet1.C26:Sheet1.C37</svg:desc>
                </draw:g>
              </table:table-cell>
              <table:table-cell office:value-type="float" office:value="207.050954409561">
                <text:p>207.050954409561</text:p>
                <draw:g>
                  <svg:desc>Sheet1.O26:Sheet1.O37</svg:desc>
                </draw:g>
              </table:table-cell>
              <table:table-cell office:value-type="float" office:value="207.050954409561">
                <text:p>207.050954409561</text:p>
                <draw:g>
                  <svg:desc>Sheet1.O26:Sheet1.O37</svg:desc>
                </draw:g>
              </table:table-cell>
              <table:table-cell office:value-type="float" office:value="597.64">
                <text:p>597.64</text:p>
                <draw:g>
                  <svg:desc>Sheet1.E26:Sheet1.E37</svg:desc>
                </draw:g>
              </table:table-cell>
              <table:table-cell office:value-type="float" office:value="44.54">
                <text:p>44.54</text:p>
                <draw:g>
                  <svg:desc>Sheet1.P26:Sheet1.P37</svg:desc>
                </draw:g>
              </table:table-cell>
              <table:table-cell office:value-type="float" office:value="44.54">
                <text:p>44.54</text:p>
                <draw:g>
                  <svg:desc>Sheet1.P26:Sheet1.P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1.68906430012">
                <text:p>1511.68906430012</text:p>
              </table:table-cell>
              <table:table-cell office:value-type="float" office:value="150.340048602775">
                <text:p>150.340048602775</text:p>
              </table:table-cell>
              <table:table-cell office:value-type="float" office:value="150.340048602775">
                <text:p>150.340048602775</text:p>
              </table:table-cell>
              <table:table-cell office:value-type="float" office:value="1068.16">
                <text:p>1068.16</text:p>
              </table:table-cell>
              <table:table-cell office:value-type="float" office:value="54.465">
                <text:p>54.465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3.96006239758">
                <text:p>1833.96006239758</text:p>
              </table:table-cell>
              <table:table-cell office:value-type="float" office:value="670.606365151691">
                <text:p>670.606365151691</text:p>
              </table:table-cell>
              <table:table-cell office:value-type="float" office:value="670.606365151691">
                <text:p>670.606365151691</text:p>
              </table:table-cell>
              <table:table-cell office:value-type="float" office:value="2342.82">
                <text:p>2342.82</text:p>
              </table:table-cell>
              <table:table-cell office:value-type="float" office:value="146.505">
                <text:p>146.505</text:p>
              </table:table-cell>
              <table:table-cell office:value-type="float" office:value="146.505">
                <text:p>146.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91.03539808067">
                <text:p>3591.03539808067</text:p>
              </table:table-cell>
              <table:table-cell office:value-type="float" office:value="1093.85706701163">
                <text:p>1093.85706701163</text:p>
              </table:table-cell>
              <table:table-cell office:value-type="float" office:value="1093.85706701163">
                <text:p>1093.85706701163</text:p>
              </table:table-cell>
              <table:table-cell office:value-type="float" office:value="3962.96">
                <text:p>3962.96</text:p>
              </table:table-cell>
              <table:table-cell office:value-type="float" office:value="198.61">
                <text:p>198.61</text:p>
              </table:table-cell>
              <table:table-cell office:value-type="float" office:value="198.61">
                <text:p>198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23.17377349163">
                <text:p>5523.17377349163</text:p>
              </table:table-cell>
              <table:table-cell office:value-type="float" office:value="275.844235087787">
                <text:p>275.844235087787</text:p>
              </table:table-cell>
              <table:table-cell office:value-type="float" office:value="275.844235087787">
                <text:p>275.844235087787</text:p>
              </table:table-cell>
              <table:table-cell office:value-type="float" office:value="4662.41">
                <text:p>4662.41</text:p>
              </table:table-cell>
              <table:table-cell office:value-type="float" office:value="122.47">
                <text:p>122.47</text:p>
              </table:table-cell>
              <table:table-cell office:value-type="float" office:value="122.47">
                <text:p>122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94.63044469631">
                <text:p>5094.63044469631</text:p>
              </table:table-cell>
              <table:table-cell office:value-type="float" office:value="417.478536288069">
                <text:p>417.478536288069</text:p>
              </table:table-cell>
              <table:table-cell office:value-type="float" office:value="417.478536288069">
                <text:p>417.478536288069</text:p>
              </table:table-cell>
              <table:table-cell office:value-type="float" office:value="4984.98">
                <text:p>4984.98</text:p>
              </table:table-cell>
              <table:table-cell office:value-type="float" office:value="316.92">
                <text:p>316.92</text:p>
              </table:table-cell>
              <table:table-cell office:value-type="float" office:value="316.92">
                <text:p>316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71.70591907887">
                <text:p>5471.70591907887</text:p>
              </table:table-cell>
              <table:table-cell office:value-type="float" office:value="290.828226728254">
                <text:p>290.828226728254</text:p>
              </table:table-cell>
              <table:table-cell office:value-type="float" office:value="290.828226728254">
                <text:p>290.828226728254</text:p>
              </table:table-cell>
              <table:table-cell office:value-type="float" office:value="4701.36">
                <text:p>4701.36</text:p>
              </table:table-cell>
              <table:table-cell office:value-type="float" office:value="216.775">
                <text:p>216.775</text:p>
              </table:table-cell>
              <table:table-cell office:value-type="float" office:value="216.775">
                <text:p>216.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86.32380772931">
                <text:p>3686.32380772931</text:p>
              </table:table-cell>
              <table:table-cell office:value-type="float" office:value="399.074402214273">
                <text:p>399.074402214273</text:p>
              </table:table-cell>
              <table:table-cell office:value-type="float" office:value="399.074402214273">
                <text:p>399.074402214273</text:p>
              </table:table-cell>
              <table:table-cell office:value-type="float" office:value="3998.26">
                <text:p>3998.26</text:p>
              </table:table-cell>
              <table:table-cell office:value-type="float" office:value="227.26">
                <text:p>227.26</text:p>
              </table:table-cell>
              <table:table-cell office:value-type="float" office:value="227.26">
                <text:p>227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37.92895291681">
                <text:p>1437.92895291681</text:p>
              </table:table-cell>
              <table:table-cell office:value-type="float" office:value="680.485004742463">
                <text:p>680.485004742463</text:p>
              </table:table-cell>
              <table:table-cell office:value-type="float" office:value="680.485004742463">
                <text:p>680.485004742463</text:p>
              </table:table-cell>
              <table:table-cell office:value-type="float" office:value="2780.21">
                <text:p>2780.21</text:p>
              </table:table-cell>
              <table:table-cell office:value-type="float" office:value="105.25">
                <text:p>105.25</text:p>
              </table:table-cell>
              <table:table-cell office:value-type="float" office:value="105.25">
                <text:p>105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1.8713739921">
                <text:p>1331.8713739921</text:p>
              </table:table-cell>
              <table:table-cell office:value-type="float" office:value="170.893746614915">
                <text:p>170.893746614915</text:p>
              </table:table-cell>
              <table:table-cell office:value-type="float" office:value="170.893746614915">
                <text:p>170.893746614915</text:p>
              </table:table-cell>
              <table:table-cell office:value-type="float" office:value="1495.65">
                <text:p>1495.65</text:p>
              </table:table-cell>
              <table:table-cell office:value-type="float" office:value="69.835">
                <text:p>69.835</text:p>
              </table:table-cell>
              <table:table-cell office:value-type="float" office:value="69.835">
                <text:p>69.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9.380021345">
                <text:p>789.380021345</text:p>
              </table:table-cell>
              <table:table-cell office:value-type="float" office:value="125.449295269986">
                <text:p>125.449295269986</text:p>
              </table:table-cell>
              <table:table-cell office:value-type="float" office:value="125.449295269986">
                <text:p>125.449295269986</text:p>
              </table:table-cell>
              <table:table-cell office:value-type="float" office:value="713.64">
                <text:p>713.64</text:p>
              </table:table-cell>
              <table:table-cell office:value-type="float" office:value="41.87">
                <text:p>41.87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2.121243597">
                <text:p>362.121243597</text:p>
              </table:table-cell>
              <table:table-cell office:value-type="float" office:value="120.247883657163">
                <text:p>120.247883657163</text:p>
              </table:table-cell>
              <table:table-cell office:value-type="float" office:value="120.247883657163">
                <text:p>120.247883657163</text:p>
              </table:table-cell>
              <table:table-cell office:value-type="float" office:value="498.63">
                <text:p>498.63</text:p>
              </table:table-cell>
              <table:table-cell office:value-type="float" office:value="34.19">
                <text:p>34.19</text:p>
              </table:table-cell>
              <table:table-cell office:value-type="float" office:value="34.19">
                <text:p>34.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